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ath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PathTransformer.getValue( final String vari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PathTransformer.endTransformingElement( String uri , String name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PathTransform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PathTransformer.startTransformingElement( String uri , String name , String raw , 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PathTransform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PathTransformer.finishI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PathTransformer.doValueOf( final Attributes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PathTransformer.doContinuation( final Attributes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PathTransformer.doIf( final Attributes 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PathTransformer.JPath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thTransformer.checkJPathAction( final AttributesImpl 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PathTransfor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